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tocolHandler.afterTest( ProtocolState th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ProtocolHandl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tocolHandler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tocolHandler.HttpProtocolHandler( Web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tocolHandler.createResponseObjectFactory( ProtocolState th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ProtocolHandler.runWebTest( Test theDelegatedTest , Test theWrappedTest , WebRequest the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ProtocolHandler.getCurrentTestName( Test theDelegat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tocolHandler.runTest( Test theDelegatedTest , Test theWrappedTest ,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